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automatic-styles>
    <style:style style:name="P1" style:parent-style-name="Überschrift2" style:master-page-name="MP0" style:family="paragraph">
      <style:paragraph-properties fo:break-before="page"/>
    </style:style>
    <style:style style:name="T2" style:parent-style-name="Absatz-Standardschriftart" style:family="text">
      <style:text-properties fo:background-color="#FF0000"/>
    </style:style>
    <style:style style:name="P3" style:parent-style-name="Standard" style:family="paragraph">
      <style:paragraph-properties fo:break-before="page"/>
    </style:style>
    <style:style style:name="P4" style:parent-style-name="Standard" style:family="paragraph">
      <style:paragraph-properties fo:break-before="page"/>
    </style:style>
    <style:style style:name="P5" style:parent-style-name="Standard" style:family="paragraph">
      <style:paragraph-properties fo:break-before="page"/>
    </style:style>
    <style:style style:name="T6" style:parent-style-name="Absatz-Standardschriftart" style:family="text">
      <style:text-properties fo:background-color="#FF0000"/>
    </style:style>
    <style:style style:name="P7" style:parent-style-name="Standard" style:family="paragraph">
      <style:paragraph-properties fo:break-before="page"/>
    </style:style>
    <style:style style:name="T8" style:parent-style-name="Absatz-Standardschriftart" style:family="text">
      <style:text-properties fo:background-color="#00FF00"/>
    </style:style>
    <style:style style:name="T9" style:parent-style-name="Absatz-Standardschriftart" style:family="text">
      <style:text-properties fo:background-color="#00FF00"/>
    </style:style>
    <style:style style:name="T10" style:parent-style-name="Absatz-Standardschriftart" style:family="text">
      <style:text-properties fo:background-color="#00FF00"/>
    </style:style>
    <style:style style:name="T11" style:parent-style-name="Absatz-Standardschriftart" style:family="text">
      <style:text-properties fo:background-color="#00FF00"/>
    </style:style>
    <style:style style:name="T12" style:parent-style-name="Absatz-Standardschriftart" style:family="text">
      <style:text-properties fo:background-color="#00FF00"/>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T15" style:parent-style-name="Absatz-Standardschriftart" style:family="text">
      <style:text-properties fo:background-color="#FFFF00"/>
    </style:style>
  </office:automatic-styles>
  <office:body>
    <office:text text:use-soft-page-breaks="true">
      <text:h text:style-name="P1" text:outline-level="2"><text:span text:style-name="T2">Text 1</text:span></text:h>
      <text:p text:style-name="Standard"><text:a office:title="https://www.werder-havel.de/service/dienstleistungen/737-laubentsorgung.html" xlink:href="https://www.werder-havel.de/service/dienstleistungen/737-laubentsorgung.html" office:target-frame-name="_blank" xlink:show="new"><text:span text:style-name="Hyperlink">https://www.werder-havel.de/service/dienstleistungen/737-laubentsorgung.html</text:span></text:a></text:p>
      <text:p text:style-name="Standard"/>
      <text:p text:style-name="Standard">Laubentsorgung</text:p>
      <text:p text:style-name="Standard">Beschreibung</text:p>
      <text:p text:style-name="Standard"/>
      <text:p text:style-name="Standard">Damit alle Grünabfallarten zur Abholung bereitgestellt werden können, stehen sowohl Laubsäcke für Laub, Fallobst und andere "sackfähige" Gartenabfälle als auch Banderolen zur Bündelung von Baum- und Strauchschnitt zur Verfügung. Laubsäcke und Banderolen können bei der Abfallwirtschaft Potsdam-Mittelmark auf dem Wertstoffhof Werder (Havel) in der Hans-Grade-Straße 1 erworben werden. Mit der Gebühr sind die Kosten für Abfuhr und Verwertung der bereitgestellten Grün- und Gartenabfälle durch die APM beglichen.</text:p>
      <text:p text:style-name="Standard"/>
      <text:p text:style-name="Standard">Die Stadt Werder (Havel) lässt ab Oktober das Laub ihrer Straßenbäume entsorgen, dazu wird öffentlich informiert. Bewohner von Straßen mit alleeartigem Baumbestand sind im Rahmen der Straßenreinigungspflicht aufgefordert, das Laub zusammenzuharken. Es wird durch eine Firma im Auftrag der Stadt abgeholt.</text:p>
      <text:p text:style-name="Standard"/>
      <text:h text:style-name="Überschrift3" text:outline-level="3">Übersetzung<text:s/>1<text:s/>- Standardeinstellungen</text:h>
      <text:p text:style-name="Standard"/>
      <text:p text:style-name="Standard">**Laubentsorgung**</text:p>
      <text:p text:style-name="Standard"/>
      <text:p text:style-name="Standard">Wir helfen dir bei der Entsorgung von Laub.</text:p>
      <text:p text:style-name="Standard"/>
      <text:p text:style-name="Standard">**Was ist Laub?**</text:p>
      <text:p text:style-name="Standard"><office:annotation office:name="0" xml:id="948088866"><dc:creator>Dr. Maria Radzimanowski</dc:creator><dc:date>2025-04-25T09:10:00</dc:date><text:p text:style-name="Kommentartext">Neue Info, die es vorher nicht im Text gab.<text:s/></text:p></office:annotation>Laub sind Blätter von Bäumen und Sträuchern.<text:s/><text:span text:style-name="Kommentarzeichen"><office:annotation-end office:name="0"/></text:span><office:annotation office:name="1" xml:id="1480431422"><dc:creator>Dr. Maria Radzimanowski</dc:creator><dc:date>2025-04-25T09:11:00</dc:date><text:p text:style-name="Kommentartext">Falsch. Wir = die Stadt, sammelt nicht das Laub auf, sondern die Laubsäcke. Bewohner:innen müssen selbst das Laub aufsammeln.<text:s/></text:p></office:annotation>Wir sammeln sie auf, damit sie nicht im Weg liegen.<text:span text:style-name="Kommentarzeichen"><office:annotation-end office:name="1"/></text:span></text:p>
      <text:p text:style-name="Standard"/>
      <text:p text:style-name="Standard">**Wo kannst du Laubsäcke kaufen?**</text:p>
      <text:p text:style-name="Standard"><office:annotation office:name="2" xml:id="1632985871"><dc:creator>Dr. Maria Radzimanowski</dc:creator><dc:date>2025-04-25T09:09:00</dc:date><text:p text:style-name="Kommentartext">Zusammenhang zwischen Abfallwirtschaft PM und Wertstoffhof ist jetzt unklar. Vorher war es in einem Satz.<text:s/></text:p></office:annotation>Du kannst Laubsäcke bei der Abfallwirtschaft Potsdam-Mittelmark in Werder (Havel) kaufen. Der Wertstoffhof ist in der Hans-Grade-Straße 1.<text:span text:style-name="Kommentarzeichen"><office:annotation-end office:name="2"/></text:span></text:p>
      <text:p text:style-name="Standard"/>
      <text:p text:style-name="Standard">**Wie viel kostet es?**</text:p>
      <text:p text:style-name="Standard">Die Kosten für die Entsorgung von Laub<text:s/><office:annotation office:name="3" xml:id="1491378543"><dc:creator>Dr. Maria Radzimanowski</dc:creator><dc:date>2025-04-25T09:11:00</dc:date><text:p text:style-name="Kommentartext">Ungenau. … sind im Preis der Laubsäcke enthalten</text:p></office:annotation>sind im Preis enthalten<text:span text:style-name="Kommentarzeichen"><office:annotation-end office:name="3"/></text:span>. Du zahlst nur einmal, wenn du den Laubsack kaufst.</text:p>
      <text:p text:style-name="Standard"/>
      <text:p text:style-name="Standard">**Was passiert mit dem Laub?**</text:p>
      <text:p text:style-name="Standard"><office:annotation office:name="4" xml:id="1496120192"><dc:creator>Dr. Maria Radzimanowski</dc:creator><dc:date>2025-04-25T09:12:00</dc:date><text:p text:style-name="Kommentartext">Neue Info die es im Originaltext nicht gab und unklar ob dem so ist.<text:s/></text:p></office:annotation>Das Laub wird verarbeitet und als Dünger verwendet.<text:span text:style-name="Kommentarzeichen"><office:annotation-end office:name="4"/></text:span></text:p>
      <text:p text:style-name="Standard"/>
      <text:p text:style-name="Standard">**Laub auf der Straße**</text:p>
      <text:p text:style-name="Standard"/>
      <text:p text:style-name="Standard">* Die Stadt Werder (Havel) entsorgt das Laub von ihren Straßenbäumen.</text:p>
      <text:p text:style-name="Standard">* Wir informieren die Bürger öffentlich, wenn es losgeht.</text:p>
      <text:p text:style-name="Standard">* Wenn du in einer Straße wohnst, wo viele Bäume stehen, musst du das Laub zusammenkehren.</text:p>
      <text:p text:style-name="Standard"/>
      <text:p text:style-name="Standard">**Wie kannst du helfen?**</text:p>
      <text:p text:style-name="Standard">Kehre das Laub zusammen und wir holen es ab.<text:s/></text:p>
      <text:p text:style-name="P3"/>
      <text:h text:style-name="Überschrift3" text:outline-level="3">Übersetzung 2<text:s/>-<text:s/>Standardeinstellungen</text:h>
      <text:p text:style-name="Standard"/>
      <text:p text:style-name="Standard">**Laubentsorgung**</text:p>
      <text:p text:style-name="Standard"/>
      <text:p text:style-name="Standard"><office:annotation office:name="5" xml:id="1636159162"><dc:creator>Dr. Maria Radzimanowski</dc:creator><dc:date>2025-04-25T09:15:00</dc:date><text:p text:style-name="Kommentartext">Ist unklar wer mit „wir“ gemeint ist.</text:p></office:annotation>Wir<text:s/><text:span text:style-name="Kommentarzeichen"><office:annotation-end office:name="5"/></text:span>helfen dir bei der Entsorgung deines Laubs.</text:p>
      <text:p text:style-name="Standard"/>
      <text:p text:style-name="Standard">**Was ist Laub?**</text:p>
      <text:p text:style-name="Standard"/>
      <text:p text:style-name="Standard"><office:annotation office:name="6" xml:id="546257347"><dc:creator>Dr. Maria Radzimanowski</dc:creator><dc:date>2025-04-25T09:15:00</dc:date><text:p text:style-name="Kommentartext">Neue Information</text:p></office:annotation>Laub sind Blätter von Bäumen und Sträuchern.<text:s/><text:span text:style-name="Kommentarzeichen"><office:annotation-end office:name="6"/></text:span>Wir haben Säcke, um das Laub zu füllen. Du kannst sie auf dem Wertstoffhof in Werder kaufen.</text:p>
      <text:p text:style-name="Standard"/>
      <text:p text:style-name="Standard">**Wo kann ich die Säcke kaufen?**</text:p>
      <text:p text:style-name="Standard"/>
      <text:p text:style-name="Standard">Der Wertstoffhof ist in der Hans-Grade-Straße 1 in Werder.<text:s/><office:annotation office:name="7" xml:id="51350653"><dc:creator>Dr. Maria Radzimanowski</dc:creator><dc:date>2025-04-25T09:16:00</dc:date><text:p text:style-name="Kommentartext">Neue Information die es nicht im Originaltext gab und unklar ob die stimmt.</text:p></office:annotation>Die Kosten für die Säcke sind 5 Euro pro Stück.<text:span text:style-name="Kommentarzeichen"><office:annotation-end office:name="7"/></text:span></text:p>
      <text:p text:style-name="Standard"/>
      <text:p text:style-name="Standard">**Wie funktioniert es?**</text:p>
      <text:p text:style-name="Standard"/>
      <text:p text:style-name="Standard">Du füllst den Sack mit Laub und gibst ihn ab. Wir nehmen das Laub ab und verwerten es.</text:p>
      <text:p text:style-name="Standard"/>
      <text:p text:style-name="Standard">**Laub auf der Straße**</text:p>
      <text:p text:style-name="Standard"/>
      <text:p text:style-name="Standard">Die Stadt Werder entsorgt das Laub von ihren Bäumen. Die Bewohner müssen das Laub zusammenkehren, wenn sie in einer Straße wohnen, die viele Bäume hat.</text:p>
      <text:p text:style-name="Standard"/>
      <text:p text:style-name="Standard">**Wie kann ich helfen?**</text:p>
      <text:p text:style-name="Standard"/>
      <text:p text:style-name="Standard"><office:annotation office:name="8" xml:id="650024675"><dc:creator>Dr. Maria Radzimanowski</dc:creator><dc:date>2025-04-25T09:17:00</dc:date><text:p text:style-name="Kommentartext">Reihenfolge nicht gut.<text:s/><text:line-break/>Gib den Sack ab ist falsch; denn der Sack wir abgeholt von der Stadt.</text:p></office:annotation>* Fülle den Sack mit Laub</text:p>
      <text:p text:style-name="Standard">* Gib den Sack ab</text:p>
      <text:p text:style-name="Standard">* Kehe das Laub zusammen<text:span text:style-name="Kommentarzeichen"><office:annotation-end office:name="8"/></text:span></text:p>
      <text:p text:style-name="Standard"/>
      <text:p text:style-name="Standard">**Wichtige Informationen:**</text:p>
      <text:p text:style-name="Standard"/>
      <text:p text:style-name="Standard">* Die Stadt Werder entsorgt das Laub von<text:s/><office:annotation office:name="9" xml:id="1376514763"><dc:creator>Dr. Maria Radzimanowski</dc:creator><dc:date>2025-04-25T09:17:00</dc:date><text:p text:style-name="Kommentartext">Ab Oktober stimmt, bis Dezember stimmt nicht und stand so nicht im Text.</text:p></office:annotation>Oktober bis Dezember.<text:span text:style-name="Kommentarzeichen"><office:annotation-end office:name="9"/></text:span></text:p>
      <text:p text:style-name="Standard"><office:annotation office:name="10" xml:id="2138945599"><dc:creator>Dr. Maria Radzimanowski</dc:creator><dc:date>2025-04-25T09:17:00</dc:date><text:p text:style-name="Kommentartext">Falsch!</text:p></office:annotation>* Wir nehmen das Laub ab, wenn du es auf dem Wertstoffhof abgibst.<text:span text:style-name="Kommentarzeichen"><office:annotation-end office:name="10"/></text:span></text:p>
      <text:p text:style-name="Standard"><office:annotation office:name="11" xml:id="923552424"><dc:creator>Dr. Maria Radzimanowski</dc:creator><dc:date>2025-04-25T09:18:00</dc:date><text:p text:style-name="Kommentartext">Falsch! Dazu gibt es keine Infos im Originaltext.<text:s/></text:p></office:annotation>* Wir verwerten das Laub und machen daraus Dinge wie Kompost oder Papier.<text:span text:style-name="Kommentarzeichen"><office:annotation-end office:name="11"/></text:span></text:p>
      <text:p text:style-name="Standard"/>
      <text:p text:style-name="Standard"/>
      <text:h text:style-name="Überschrift3" text:outline-level="3">Übersetzung 3 –<text:s/>Standardeinstellungen</text:h>
      <text:p text:style-name="Standard"/>
      <text:p text:style-name="Standard">**Laubentsorgung**</text:p>
      <text:p text:style-name="Standard"/>
      <text:p text:style-name="Standard">**Was ist Laubentsorgung?**</text:p>
      <text:p text:style-name="Standard"><office:annotation office:name="12" xml:id="338059636"><dc:creator>Dr. Maria Radzimanowski</dc:creator><dc:date>2025-04-25T09:21:00</dc:date><text:p text:style-name="Kommentartext">Unklar wer mit wir gemeint ist; Bürger/ Staadt?</text:p></office:annotation>Wir<text:s/><text:span text:style-name="Kommentarzeichen"><office:annotation-end office:name="12"/></text:span>müssen das Laub von den Straßenbäumen entfernen.</text:p>
      <text:p text:style-name="Standard"/>
      <text:p text:style-name="Standard">**Wie kann ich helfen?**</text:p>
      <text:p text:style-name="Standard">Ich kann das Laub zusammenkehren und in Säcke füllen. Die Stadt Werder (Havel) holt es dann ab.</text:p>
      <text:p text:style-name="Standard"/>
      <text:p text:style-name="Standard">**Wo kann ich die Säcke kaufen?**</text:p>
      <text:p text:style-name="Standard">Die Abfallwirtschaft Potsdam-Mittelmark verkauft die Säcke auf dem Wertstoffhof Werder (Havel).</text:p>
      <text:p text:style-name="Standard"/>
      <text:p text:style-name="Standard">**Was passiert mit dem Laub?**</text:p>
      <text:p text:style-name="Standard">Das Laub wird von der Stadt abgeholt und<text:s/><office:annotation office:name="13" xml:id="248944099"><dc:creator>Dr. Maria Radzimanowski</dc:creator><dc:date>2025-04-25T09:21:00</dc:date><text:p text:style-name="Kommentartext">Neue Info die es im Originaltext nicht gibt.<text:s/></text:p></office:annotation>verwertet<text:span text:style-name="Kommentarzeichen"><office:annotation-end office:name="13"/></text:span>.</text:p>
      <text:p text:style-name="Standard"/>
      <text:p text:style-name="Standard">**Wie wird das Laub entsorgt?**</text:p>
      <text:p text:style-name="Standard">Die Stadt informiert die Bürger, wenn sie das Laub entfernen. Die Straßen werden gereinigt und das Laub wird abgeholt.</text:p>
      <text:p text:style-name="Standard"/>
      <text:p text:style-name="Standard">**Was muss ich tun?**</text:p>
      <text:p text:style-name="Standard">Ich muss das Laub zusammenkehren und in Säcke füllen. Dann holt die Stadt es ab.</text:p>
      <text:p text:style-name="Standard"/>
      <text:p text:style-name="Standard">**Wo kann ich mehr erfahren?**</text:p>
      <text:p text:style-name="Standard"><office:annotation office:name="14" xml:id="692842264"><dc:creator>Dr. Maria Radzimanowski</dc:creator><dc:date>2025-04-25T09:21:00</dc:date><text:p text:style-name="Kommentartext">Falsch, da gibt es die Säcke zu kaufen</text:p></office:annotation>Auf dem Wertstoffhof Werder (Havel) gibt es Informationen über die Laubentsorgung.<text:span text:style-name="Kommentarzeichen"><office:annotation-end office:name="14"/></text:span></text:p>
      <text:p text:style-name="Standard"/>
      <text:p text:style-name="Standard">**Wichtige Termine:**</text:p>
      <text:p text:style-name="Standard"/>
      <text:p text:style-name="Standard">* Oktober: Die Stadt beginnt, das Laub zu entfernen</text:p>
      <text:p text:style-name="Standard">*<text:s/><office:annotation office:name="15" xml:id="1443585487"><dc:creator>Dr. Maria Radzimanowski</dc:creator><dc:date>2025-04-25T09:22:00</dc:date><text:p text:style-name="Kommentartext">Schweres Wort</text:p></office:annotation>Straßenreinigungspflicht<text:span text:style-name="Kommentarzeichen"><office:annotation-end office:name="15"/></text:span>: Bewohner müssen das Laub zusammenkehren</text:p>
      <text:p text:style-name="Standard"/>
      <text:p text:style-name="Standard"><office:annotation office:name="16" xml:id="603094120"><dc:creator>Dr. Maria Radzimanowski</dc:creator><dc:date>2025-04-25T09:22:00</dc:date><text:p text:style-name="Kommentartext">Überflüssig</text:p></office:annotation>Ich hoffe, dieser Text ist jetzt besser verständlich und hilfreich!<text:span text:style-name="Kommentarzeichen"><office:annotation-end office:name="16"/></text:span></text:p>
      <text:p text:style-name="Standard"/>
      <text:p text:style-name="Standard"/>
      <text:p text:style-name="Standard"/>
      <text:h text:style-name="Überschrift3" text:outline-level="3">Übersetzung 4 –<text:s/>Standardeinstellungen</text:h>
      <text:p text:style-name="Standard"/>
      <text:p text:style-name="Standard">**Laubentsorgung**</text:p>
      <text:p text:style-name="Standard"/>
      <text:p text:style-name="Standard">**Was ist Laubentsorgung?**</text:p>
      <text:p text:style-name="Standard">Wir müssen das Laub von unseren Bäumen entfernen.</text:p>
      <text:p text:style-name="Standard"/>
      <text:p text:style-name="Standard">**Warum ist das wichtig?**</text:p>
      <text:p text:style-name="Standard">Das Laub kann nicht einfach liegen bleiben. Es muss weg!</text:p>
      <text:p text:style-name="Standard"/>
      <text:p text:style-name="Standard">**Wie kann ich mein Laub entsorgen?**</text:p>
      <text:p text:style-name="Standard">Ich kann mein Laub in Säcke packen und es abholen lassen.</text:p>
      <text:p text:style-name="Standard"/>
      <text:p text:style-name="Standard">* Ich kann Säcke kaufen bei der Abfallwirtschaft Potsdam-Mittelmark.</text:p>
      <text:p text:style-name="Standard">* Die Kosten für die Entfernung des Laubs sind im Preis enthalten.</text:p>
      <text:p text:style-name="Standard"/>
      <text:p text:style-name="Standard">**Wie wird das Laub von den Straßenbäumen entfernt?**</text:p>
      <text:p text:style-name="Standard">Die Stadt Werder (Havel) entsorgt das Laub von ihren Straßenbäumen.</text:p>
      <text:p text:style-name="Standard"><office:annotation office:name="17" xml:id="488737985"><dc:creator>Dr. Maria Radzimanowski</dc:creator><dc:date>2025-04-25T09:25:00</dc:date><text:p text:style-name="Kommentartext">Falsch!</text:p></office:annotation></text:p>
      <text:p text:style-name="Standard">* Im Oktober werden die Bäume gerichtet.<text:span text:style-name="Kommentarzeichen"><office:annotation-end office:name="17"/></text:span></text:p>
      <text:p text:style-name="Standard">* Die Bewohner müssen das Laub zusammenkehren.</text:p>
      <text:p text:style-name="Standard">* Eine Firma holt es ab.</text:p>
      <text:p text:style-name="Standard"/>
      <text:p text:style-name="Standard">**Was muss ich tun?**</text:p>
      <text:p text:style-name="Standard">Ich muss mein Laub entfernen und in Säcke packen.</text:p>
      <text:p text:style-name="Standard"/>
      <text:p text:style-name="Standard">* Ich kann es dann abholen lassen.</text:p>
      <text:p text:style-name="Standard">* Das ist meine Pflicht als Bürger.</text:p>
      <text:p text:style-name="Standard"/>
      <text:p text:style-name="Standard"/>
      <text:h text:style-name="Überschrift3" text:outline-level="3">Übersetzung 4 – Standardeinstellungen</text:h>
      <text:p text:style-name="Standard"/>
      <text:p text:style-name="Standard">**Laubentsorgung**</text:p>
      <text:p text:style-name="Standard"/>
      <text:p text:style-name="Standard">Wir helfen dir bei der Entsorgung von Laub.</text:p>
      <text:p text:style-name="Standard"/>
      <text:p text:style-name="Standard">**Was ist Laub?**</text:p>
      <text:p text:style-name="Standard">Laub sind Blätter von Bäumen und Sträuchern. Sie fallen ab, wenn die Bäume nicht mehr wachsen.</text:p>
      <text:p text:style-name="Standard"/>
      <text:p text:style-name="Standard">**Wie kann ich das Laub entsorgen?**</text:p>
      <text:p text:style-name="Standard">Du kannst das Laub in Säcke stecken oder es<text:s/><office:annotation office:name="18" xml:id="986608848"><dc:creator>Dr. Maria Radzimanowski</dc:creator><dc:date>2025-04-25T09:29:00</dc:date><text:p text:style-name="Kommentartext">Baum und Strauchschnitt sollen mit Banderole umwickelt werden, nicht das Laub mit einem Band</text:p></office:annotation>mit einem Band umwickeln<text:span text:style-name="Kommentarzeichen"><office:annotation-end office:name="18"/></text:span>.<text:s/><office:annotation office:name="19" xml:id="1871372815"><dc:creator>Dr. Maria Radzimanowski</dc:creator><dc:date>2025-04-25T09:29:00</dc:date><text:p text:style-name="Kommentartext">Falsch, es wird abgeholt</text:p></office:annotation>Dann bringst du es zum Wertstoffhof Werder (Havel).<text:span text:style-name="Kommentarzeichen"><office:annotation-end office:name="19"/></text:span></text:p>
      <text:p text:style-name="Standard"/>
      <text:p text:style-name="Standard">**Wo ist der Wertstoffhof?**</text:p>
      <text:p text:style-name="Standard">Der Wertstoffhof ist in der Hans-Grade-Straße 1, Werder (Havel). Dort kannst du Laubsäcke und Bänder kaufen.</text:p>
      <text:p text:style-name="Standard"/>
      <text:p text:style-name="Standard">**Wie viel kostet das?**</text:p>
      <text:p text:style-name="Standard">Die Kosten für die Entsorgung des Laubes sind im Preis enthalten. Du zahlst nur einmal für den Sack oder den Band.</text:p>
      <text:p text:style-name="Standard"/>
      <text:p text:style-name="Standard">**Was passiert mit dem Laub?**</text:p>
      <text:p text:style-name="Standard">Das Laub wird von der Stadt abgeholt und<text:s/><office:annotation office:name="20" xml:id="792743413"><dc:creator>Dr. Maria Radzimanowski</dc:creator><dc:date>2025-04-25T09:29:00</dc:date><text:p text:style-name="Kommentartext">Neue Info, ggf. falsch</text:p></office:annotation>verwertet. Es wird nicht in den Müll geworfen.<text:span text:style-name="Kommentarzeichen"><office:annotation-end office:name="20"/></text:span></text:p>
      <text:p text:style-name="Standard"/>
      <text:p text:style-name="Standard">**Wie kann ich das Laub zusammenstellen?**</text:p>
      <text:p text:style-name="Standard"/>
      <text:p text:style-name="Standard">* Steck das Laub in einen Sack.</text:p>
      <text:p text:style-name="Standard"><office:annotation office:name="21" xml:id="784417012"><dc:creator>Dr. Maria Radzimanowski</dc:creator><dc:date>2025-04-25T09:30:00</dc:date><text:p text:style-name="Kommentartext">Falsch</text:p></office:annotation>* Wickel das Laub mit einem Band um.<text:span text:style-name="Kommentarzeichen"><office:annotation-end office:name="21"/></text:span></text:p>
      <text:p text:style-name="Standard">* Bringe es zum Wertstoffhof.</text:p>
      <text:p text:style-name="Standard"/>
      <text:p text:style-name="Standard">**Wann wird das Laub abgeholt?**</text:p>
      <text:p text:style-name="Standard">Die Stadt Werder (Havel) holt das Laub im Oktober ab. Wir informieren die Bewohner öffentlich.</text:p>
      <text:p text:style-name="Standard"/>
      <text:p text:style-name="Standard">**Was muss ich tun?**</text:p>
      <text:p text:style-name="Standard"/>
      <text:p text:style-name="Standard">* Zusammenstelle das Laub auf deiner Straße.</text:p>
      <text:p text:style-name="Standard">* Bringe es zum Wertstoffhof.</text:p>
      <text:p text:style-name="Standard">* Lass uns helfen, dein Laub zu entsorgen!</text:p>
      <text:p text:style-name="P4"/>
      <text:h text:style-name="Überschrift2" text:outline-level="2">Text 1 – verkürzt (nur 1. Satz)</text:h>
      <text:p text:style-name="Standard"/>
      <text:p text:style-name="Standard">Laubentsorgung</text:p>
      <text:p text:style-name="Standard">Beschreibung</text:p>
      <text:p text:style-name="Standard"/>
      <text:p text:style-name="Standard">Damit alle Grünabfallarten zur Abholung bereitgestellt werden können, stehen sowohl Laubsäcke für Laub, Fallobst und andere "sackfähige" Gartenabfälle als auch Banderolen zur Bündelung von Baum- und Strauchschnitt zur Verfügung. Laubsäcke und Banderolen können bei der Abfallwirtschaft Potsdam-Mittelmark auf dem Wertstoffhof Werder (Havel) in der Hans-Grade-Straße 1 erworben werden.</text:p>
      <text:p text:style-name="Standard"/>
      <text:h text:style-name="Überschrift3" text:outline-level="3">Übersetzung 1 – Standardeinstellung</text:h>
      <text:p text:style-name="Standard"/>
      <text:p text:style-name="Standard">**Laubentsorgung**</text:p>
      <text:p text:style-name="Standard"/>
      <text:p text:style-name="Standard">**Was ist Laubentsorgung?**</text:p>
      <text:p text:style-name="Standard">Wir müssen das Laub von unseren Bäumen entfernen.</text:p>
      <text:p text:style-name="Standard"/>
      <text:p text:style-name="Standard">**Warum ist Laubentsorgung wichtig?**</text:p>
      <text:p text:style-name="Standard"><office:annotation office:name="22" xml:id="794425954"><dc:creator>Dr. Maria Radzimanowski</dc:creator><dc:date>2025-04-25T09:36:00</dc:date><text:p text:style-name="Kommentartext">Neue Information, Falsch.</text:p></office:annotation>Das Laub kann nicht einfach liegen bleiben. Es muss weggebracht werden, damit es nicht faul wird und Schaden an den Bäumen anrichtet.<text:span text:style-name="Kommentarzeichen"><office:annotation-end office:name="22"/></text:span></text:p>
      <text:p text:style-name="Standard"/>
      <text:p text:style-name="Standard">**Wie können wir das Laub entsorgen?**</text:p>
      <text:p text:style-name="Standard"/>
      <text:p text:style-name="Standard">* Wir können das Laub in Säcke stecken.</text:p>
      <text:p text:style-name="Standard">* Wir können die Äste zusammenbinden mit einem Band.</text:p>
      <text:p text:style-name="Standard"/>
      <text:p text:style-name="Standard">**Wo können wir die Säcke und Bänder kaufen?**</text:p>
      <text:p text:style-name="Standard">Wir können sie bei der Abfallwirtschaft Potsdam-Mittelmark auf dem Wertstoffhof Werder (Havel) in der Hans-Grade-Straße 1 kaufen.</text:p>
      <text:p text:style-name="Standard"/>
      <text:p text:style-name="Standard">**Was ist ein Wertstoffhof?**</text:p>
      <text:p text:style-name="Standard">Ein Wertstoffhof ist ein Ort, an dem wir unsere Abfälle entsorgen können. Dort gibt es viele Säcke und Bänder, um das Laub zu transportieren.</text:p>
      <text:p text:style-name="Standard"/>
      <text:p text:style-name="Standard"><office:annotation office:name="23" xml:id="748799974"><dc:creator>Dr. Maria Radzimanowski</dc:creator><dc:date>2025-04-25T09:37:00</dc:date><text:p text:style-name="Kommentartext">Neue Info</text:p></office:annotation>**Beispiele für Abfälle:**</text:p>
      <text:p text:style-name="Standard"/>
      <text:p text:style-name="Standard">* Laub</text:p>
      <text:p text:style-name="Standard">* Äste</text:p>
      <text:p text:style-name="Standard">* Strauchschnitt</text:p>
      <text:p text:style-name="Standard">* Fallobst (Apfel- und Birnenreste)<text:span text:style-name="Kommentarzeichen"><office:annotation-end office:name="23"/></text:span></text:p>
      <text:p text:style-name="Standard"/>
      <text:p text:style-name="Standard">**Tipps für die Laubentsorgung:**</text:p>
      <text:p text:style-name="Standard"/>
      <text:p text:style-name="Standard">* Stecken Sie das Laub in Säcke.</text:p>
      <text:p text:style-name="Standard">* Binden Sie die Äste zusammen mit einem Band.</text:p>
      <text:p text:style-name="Standard">* Bringen Sie die Säcke und Bänder zurück zum Wertstoffhof.</text:p>
      <text:p text:style-name="Standard"/>
      <text:p text:style-name="Standard">Ich hoffe, dieser Text ist nun leichter zu verstehen!</text:p>
      <text:p text:style-name="Standard"/>
      <text:p text:style-name="Standard"/>
      <text:p text:style-name="Standard"/>
      <text:h text:style-name="Überschrift3" text:outline-level="3">Übersetzung 2 –<text:s/>Standardeinstellung</text:h>
      <text:p text:style-name="Standard"/>
      <text:p text:style-name="Standard">**Laubentsorgung**</text:p>
      <text:p text:style-name="Standard"/>
      <text:p text:style-name="Standard">Wir helfen Ihnen bei der Entsorgung von Laub.</text:p>
      <text:p text:style-name="Standard"/>
      <text:p text:style-name="Standard">**Was ist Laub?**</text:p>
      <text:p text:style-name="Standard">Laub sind Blätter von Bäumen und Sträuchern. Sie fallen ab, wenn die Pflanzen nicht mehr wachsen.</text:p>
      <text:p text:style-name="Standard"/>
      <text:p text:style-name="Standard">**Wie entsorgen wir Laub?**</text:p>
      <text:p text:style-name="Standard">Wir haben Säcke für Laub und andere Gartenabfälle. Wir nennen sie "Laubsäcke".<text:s/><office:annotation office:name="24" xml:id="331400578"><dc:creator>Dr. Maria Radzimanowski</dc:creator><dc:date>2025-04-25T09:39:00</dc:date><text:p text:style-name="Kommentartext">Die Säcke sollen gar nicht von uns Bürgern transportiert werden.</text:p></office:annotation>Mit diesen Säcken können Sie Ihren Laubabfall leicht transportieren.<text:span text:style-name="Kommentarzeichen"><office:annotation-end office:name="24"/></text:span></text:p>
      <text:p text:style-name="Standard"/>
      <text:p text:style-name="Standard">**Wo bekommen wir die Säcke?**</text:p>
      <text:p text:style-name="Standard">Die Säcke sind auf dem Wertstoffhof in Werder (Havel) erhältlich. Der Wertstoffhof ist ein Ort, an dem Sie viele Dinge entsorgen können.</text:p>
      <text:p text:style-name="Standard"/>
      <text:p text:style-name="Standard"><office:annotation office:name="25" xml:id="1248293993"><dc:creator>Dr. Maria Radzimanowski</dc:creator><dc:date>2025-04-25T09:39:00</dc:date><text:p text:style-name="Kommentartext">Info wurde zuvor schon ausgegeben</text:p></office:annotation>**Was ist ein Wertstoffhof?**</text:p>
      <text:p text:style-name="Standard">Ein Wertstoffhof ist ein Ort, an dem Sie viele Dinge entsorgen können. Hier finden Sie Säcke für Laub und andere Gartenabfälle.<text:span text:style-name="Kommentarzeichen"><office:annotation-end office:name="25"/></text:span></text:p>
      <text:p text:style-name="Standard"/>
      <text:p text:style-name="Standard">**Wie nutzen wir die Säcke?**</text:p>
      <text:p text:style-name="Standard">Füllen Sie den Laubsack mit Ihren Blättern und anderen Gartenabfällen.<text:s/><office:annotation office:name="26" xml:id="1492476145"><dc:creator>Dr. Maria Radzimanowski</dc:creator><dc:date>2025-04-25T09:39:00</dc:date><text:p text:style-name="Kommentartext">Falsch.<text:s/></text:p></office:annotation>Dann bringen Sie ihn zum Wertstoffhof, um ihn abzugeben.<text:span text:style-name="Kommentarzeichen"><office:annotation-end office:name="26"/></text:span></text:p>
      <text:p text:style-name="Standard"/>
      <text:p text:style-name="Standard"><office:annotation office:name="27" xml:id="589959905"><dc:creator>Dr. Maria Radzimanowski</dc:creator><dc:date>2025-04-25T09:40:00</dc:date><text:p text:style-name="Kommentartext">Falsch</text:p></office:annotation>**Was ist ein Banderol?**</text:p>
      <text:p text:style-name="Standard">Ein Banderol ist eine Bande, an der Sie Ihre Baum- oder Strauchschnitte befestigen können. So können Sie sie leicht transportieren<text:span text:style-name="Kommentarzeichen"><office:annotation-end office:name="27"/></text:span>.</text:p>
      <text:p text:style-name="Standard"/>
      <text:p text:style-name="Standard">**Wo bekommen wir die Banderolen?**</text:p>
      <text:p text:style-name="Standard">Die Banderolen sind auf dem Wertstoffhof in Werder (Havel) erhältlich.</text:p>
      <text:p text:style-name="Standard"><office:annotation office:name="28" xml:id="1175354736"><dc:creator>Dr. Maria Radzimanowski</dc:creator><dc:date>2025-04-25T09:40:00</dc:date><text:p text:style-name="Kommentartext">Falsch</text:p></office:annotation></text:p>
      <text:p text:style-name="Standard">**Was passiert mit unserem Laubabfall?**</text:p>
      <text:p text:style-name="Standard">Wir sortieren den Laubabfall und bringen ihn an einen Ort, an dem er verarbeitet wird. Dort wird er zu Dünger oder anderen Produkten umgewandelt.<text:span text:style-name="Kommentarzeichen"><office:annotation-end office:name="28"/></text:span></text:p>
      <text:p text:style-name="Standard"/>
      <text:p text:style-name="Standard"><office:annotation office:name="29" xml:id="1275430545"><dc:creator>Dr. Maria Radzimanowski</dc:creator><dc:date>2025-04-25T09:40:00</dc:date><text:p text:style-name="Kommentartext">Falsch</text:p></office:annotation>**Warum ist es wichtig, unser Laub abzugeben?**</text:p>
      <text:p text:style-name="Standard">Wenn wir unser Laub nicht entsorgen, kann es in unseren Gewässern landen und schädlich für die Umwelt sein.<text:span text:style-name="Kommentarzeichen"><office:annotation-end office:name="29"/></text:span></text:p>
      <text:p text:style-name="Standard"/>
      <text:p text:style-name="P5"/>
      <text:h text:style-name="Überschrift2" text:outline-level="2"><text:span text:style-name="T6">Text 2 Wohngeld</text:span></text:h>
      <text:p text:style-name="Standard"/>
      <text:p text:style-name="Standard">Wohngeld erstmalig oder neu beantragen</text:p>
      <text:p text:style-name="Standard"/>
      <text:p text:style-name="Standard">Das Wohngeld soll Ihnen ein angemessenes und familiengerechtes Wohnen ermöglichen. Sie können Wohngeld als</text:p>
      <text:p text:style-name="Standard"/>
      <text:p text:style-name="Standard"><text:s text:c="4"/>Mietzuschuss für Mieterinnen und Mieter oder Untermieterinnen und Untermieter von Wohnraum oder für Bewohnerinnen und Bewohner eines Heimes (Heimbewohner im Sinne des jeweiligen Landesgesetzes; hierzu zählen auch Menschen mit Behinderungen, die zur Erbringung von Eingliederungshilfe in besonderen Wohnformen nicht nur vorübergehend aufgenommen sind) oder als</text:p>
      <text:p text:style-name="Standard"><text:s text:c="4"/>Lastenzuschuss für Eigentümerinnen oder Eigentümer eines Eigenheimes oder einer Eigentumswohnung</text:p>
      <text:p text:style-name="Standard"/>
      <text:p text:style-name="Standard">beantragen.</text:p>
      <text:p text:style-name="Standard"/>
      <text:p text:style-name="Standard">Wenn die Kosten der Unterkunft von einem anderen Sozialleistungsträger übernommen werden, haben Sie keinen Anspruch auf Wohngeld. Dies ist der Fall, wenn Sie bereits</text:p>
      <text:p text:style-name="Standard"/>
      <text:p text:style-name="Standard"><text:s text:c="4"/>Bürgergeld oder</text:p>
      <text:p text:style-name="Standard"><text:s text:c="4"/>Grundsicherung im Alter oder</text:p>
      <text:p text:style-name="Standard"><text:s text:c="4"/>bei Erwerbsminderung oder</text:p>
      <text:p text:style-name="Standard"><text:s text:c="4"/>Hilfe zum Lebensunterhalt oder</text:p>
      <text:p text:style-name="Standard"><text:s text:c="4"/>eine andere Transferleistung beziehen, bei deren Berechnung Kosten der Unterkunft berücksichtigt worden sind.</text:p>
      <text:p text:style-name="Standard"/>
      <text:p text:style-name="Standard"><text:a xlink:href="https://www.kleinmachnow.de/Politik-Verwaltung/Verwaltung/Dienstleistungen-A-Z/Wohngeld-erstmalig-oder-neu-beantragen.php?object=tx,3692.2.1&amp;ModID=10&amp;FID=3692.1483.1&amp;NavID=3692.92&amp;La=1&amp;kuo=1&amp;ort=3692.1" office:target-frame-name="_top" xlink:show="replace"><text:span text:style-name="Hyperlink">https://www.kleinmachnow.de/Politik-Verwaltung/Verwaltung/Dienstleistungen-A-Z/Wohngeld-erstmalig-oder-neu-beantragen.php?object=tx,3692.2.1&amp;ModID=10&amp;FID=3692.1483.1&amp;NavID=3692.92&amp;La=1&amp;kuo=1&amp;ort=3692.1</text:span></text:a><text:s/></text:p>
      <text:p text:style-name="Standard"/>
      <text:h text:style-name="Überschrift3" text:outline-level="3">Übersetzung 1 - Standardeinstellungen</text:h>
      <text:p text:style-name="Standard"/>
      <text:p text:style-name="Standard">**Wohngeld beantragen**</text:p>
      <text:p text:style-name="Standard"/>
      <text:p text:style-name="Standard"><office:annotation office:name="30" xml:id="29410389"><dc:creator>Dr. Maria Radzimanowski</dc:creator><dc:date>2025-04-25T09:46:00</dc:date><text:p text:style-name="Kommentartext">Falsch</text:p></office:annotation>Das Wohngeld hilft Ihnen, ein angemessenes Zuhause zu finden.<text:span text:style-name="Kommentarzeichen"><office:annotation-end office:name="30"/></text:span><text:s/>Sie können Wohngeld beantragen, wenn Sie:</text:p>
      <text:p text:style-name="Standard"/>
      <text:p text:style-name="Standard">* Mieter oder Untermieter sind und Ihre Miete nicht bezahlen können</text:p>
      <text:p text:style-name="Standard">* Eigentümer eines Hauses oder einer Wohnung sind und Ihre Hypothek nicht bezahlen können</text:p>
      <text:p text:style-name="Standard"/>
      <text:p text:style-name="Standard">**Was ist Wohngeld?**</text:p>
      <text:p text:style-name="Standard"/>
      <text:p text:style-name="Standard">Wohngeld ist ein Geldbetrag, der Ihnen hilft, Ihre Miete zu bezahlen. Es gibt zwei Arten von Wohngeld:</text:p>
      <text:p text:style-name="Standard"/>
      <text:p text:style-name="Standard">* **Mietzuschuss**: Wenn Sie Mieter oder Untermieter sind, erhalten Sie einen Betrag, um Ihre Miete zu bezahlen.</text:p>
      <text:p text:style-name="Standard">* **Lastenzuschuss**: Wenn Sie Eigentümer eines Hauses oder einer Wohnung sind, erhalten Sie einen Betrag, um Ihre Hypothek zu bezahlen.</text:p>
      <text:p text:style-name="Standard"/>
      <text:p text:style-name="Standard">**Wenn Sie bereits Sozialleistungen beziehen**</text:p>
      <text:p text:style-name="Standard"/>
      <text:p text:style-name="Standard">Wenn Sie bereits andere Sozialleistungen wie Bürgergeld, Grundsicherung im Alter oder Hilfe zum Lebensunterhalt beziehen, haben Sie keinen Anspruch auf Wohngeld. Das ist auch der Fall, wenn Ihre Kosten der Unterkunft von einem anderen Sozialleistungsträger übernommen werden.</text:p>
      <text:p text:style-name="Standard"/>
      <text:p text:style-name="Standard"><office:annotation office:name="31" xml:id="1476872799"><dc:creator>Dr. Maria Radzimanowski</dc:creator><dc:date>2025-04-25T09:46:00</dc:date><text:p text:style-name="Kommentartext">Neue Infos, Halluzination</text:p></office:annotation>**Wie beantrage ich Wohngeld?**</text:p>
      <text:p text:style-name="Standard"/>
      <text:p text:style-name="Standard">Um Wohngeld zu beantragen, müssen Sie sich an das zuständige Amt wenden. Sie können online oder persönlich einen Antrag stellen. Bitte beachten Sie, dass Sie alle notwendigen Dokumente und Informationen bereitstellen müssen.</text:p>
      <text:p text:style-name="Standard"/>
      <text:p text:style-name="Standard">**Was benötige ich für den Antrag?**</text:p>
      <text:p text:style-name="Standard"/>
      <text:p text:style-name="Standard">Um Wohngeld zu beantragen, benötigen Sie:</text:p>
      <text:p text:style-name="Standard"/>
      <text:p text:style-name="Standard">* Ihre Personalien (Name, Adresse, Geburtsdatum)</text:p>
      <text:p text:style-name="Standard">* Ihre Einkommens- und Vermögensverhältnisse</text:p>
      <text:p text:style-name="Standard">* Ihre Miet- oder Hypothekenverpflichtungen</text:p>
      <text:p text:style-name="Standard">* Alle notwendigen Dokumente wie Rechnungen, Verträge usw.<text:span text:style-name="Kommentarzeichen"><office:annotation-end office:name="31"/></text:span></text:p>
      <text:p text:style-name="Standard"/>
      <text:p text:style-name="Standard">**Was passiert nach dem Antrag?**</text:p>
      <text:p text:style-name="Standard"/>
      <text:p text:style-name="Standard">Nachdem Sie den Antrag gestellt haben, wird Ihr Fall von einem Beamten bearbeitet. Wenn Ihre Anfrage positiv beschieden wird, erhalten Sie einen Betrag, um Ihre Miete oder Hypothek zu bezahlen.</text:p>
      <text:p text:style-name="Standard"/>
      <text:p text:style-name="P7"/>
      <text:h text:style-name="Überschrift2" text:outline-level="2"><text:span text:style-name="T8">Text 3<text:s/></text:span><text:span text:style-name="T9">–</text:span><text:span text:style-name="T10"><text:s/></text:span><text:span text:style-name="T11">Gesundheitsamt</text:span></text:h>
      <text:p text:style-name="Standard"/>
      <text:p text:style-name="Standard">Eine wichtige Aufgabe des Gesundheitsamtes Potsdam stellt der Schutz vor Infektionen und der Schutz vor deren Weiterverbreitung in der Bevölkerung dar. Beim Auftreten bestimmter meldepflichtiger Infektionskrankheiten greift ein gesetzlich genau festgelegtes Meldeverfahren. Zudem beraten die Mitarbeitenden des Gesundheitsamtes die Bürgerinnen und Bürger zu prophylaktischen Maßnahmen und können zum Schutz der Bürgerinnen und Bürger bei bestimmten Krankheitserregern einzelnen Personen auch Besuchs- und Tätigkeitsverbote aussprechen.</text:p>
      <text:p text:style-name="Standard">Eine weitere wichtige Aufgabe ist die Überwachung des Potsdamer Trinkwassers. Auch das Wasser in den Schwimmbädern und an den Badestellen unterliegt regelmäßigen Prüfungen durch das Gesundheitsamt.</text:p>
      <text:p text:style-name="Standard">Daneben berät das Gesundheitsamt unter anderem Wohnungsunternehmen und Bürgerinnen und Bürger zur Minimierung von Gesundheitsschädlingen wie zum Beispiel Ratten oder Schaben und beaufsichtigt die Bekämpfung dieser im öffentlichen Raum.</text:p>
      <text:p text:style-name="Standard">Darüber hinaus überwachen und beraten die Mitarbeitenden des Gesundheitsamtes medizinische Einrichtungen wie z.B. Arztpraxen und Krankenhäuser sowie Alten- und Pflegeeinrichtungen und Gemeinschaftseinrichtungen wie z.B. Schulen und Kitas hinsichtlich geltender Hygienestandards.</text:p>
      <text:p text:style-name="Standard"/>
      <text:p text:style-name="Standard"/>
      <text:h text:style-name="Überschrift3" text:outline-level="3">Übersetzung 1<text:s/></text:h>
      <text:p text:style-name="Standard"/>
      <text:p text:style-name="Standard">**Gesundheitsamt Potsdam**</text:p>
      <text:p text:style-name="Standard"/>
      <text:p text:style-name="Standard">**Schutz vor Infektionen**</text:p>
      <text:p text:style-name="Standard"/>
      <text:p text:style-name="Standard">Das Gesundheitsamt schützt die Menschen in Potsdam vor Infektionen. Wenn bestimmte Krankheiten auftreten, müssen wir sie melden. Wir beraten die Bürgerinnen und Bürger, wie sie sich schützen können.</text:p>
      <text:p text:style-name="Standard"/>
      <text:p text:style-name="Standard">* Was sind Infektionen?</text:p>
      <text:p text:style-name="Standard">* Wie werden sie übertragen?</text:p>
      <text:p text:style-name="Standard"/>
      <text:p text:style-name="Standard">**Trinkwasser**</text:p>
      <text:p text:style-name="Standard"/>
      <text:p text:style-name="Standard">Wir überprüfen das Wasser in Potsdam. Es ist wichtig, dass das Wasser sauber ist. Wir prüfen auch das Wasser in Schwimmbädern und an Badestellen.</text:p>
      <text:p text:style-name="Standard"/>
      <text:p text:style-name="Standard">* Warum ist das Trinkwasser wichtig?</text:p>
      <text:p text:style-name="Standard">* Wie wird es überprüft?</text:p>
      <text:p text:style-name="Standard"/>
      <text:p text:style-name="Standard">**Gesundheitsschädlinge**</text:p>
      <text:p text:style-name="Standard"/>
      <text:p text:style-name="Standard">Wir beraten die Menschen, wie sie sich vor Gesundheitsschädlingen schützen können. Das sind Tiere, die Krankheiten übertragen können.</text:p>
      <text:p text:style-name="Standard"/>
      <text:p text:style-name="Standard">* Was sind Gesundheitsschädlinge?</text:p>
      <text:p text:style-name="Standard">* Wie werden sie bekämpft?</text:p>
      <text:p text:style-name="Standard"/>
      <text:p text:style-name="Standard">**Hygiene in Schulen und Kitas**</text:p>
      <text:p text:style-name="Standard"/>
      <text:p text:style-name="Standard">Wir beraten medizinische Einrichtungen wie Arztpraxen und Krankenhäuser sowie Alten- und Pflegeeinrichtungen und Gemeinschaftseinrichtungen wie Schulen und Kitas hinsichtlich geltender Hygienestandards.</text:p>
      <text:p text:style-name="Standard"/>
      <text:p text:style-name="Standard">* Warum ist Hygiene wichtig?</text:p>
      <text:p text:style-name="Standard">* Wie wird sie überprüft?</text:p>
      <text:p text:style-name="Standard"/>
      <text:p text:style-name="Standard">**Was tun wir?**</text:p>
      <text:p text:style-name="Standard"/>
      <text:p text:style-name="Standard">Wir:</text:p>
      <text:p text:style-name="Standard"/>
      <text:p text:style-name="Standard">* Melden Krankheiten</text:p>
      <text:p text:style-name="Standard">* Beraten die Menschen, wie sie sich schützen können</text:p>
      <text:p text:style-name="Standard">* Überprüfen das Trinkwasser</text:p>
      <text:p text:style-name="Standard">* Bekämpfen Gesundheitsschädlinge</text:p>
      <text:p text:style-name="Standard">* Überprüfen die Hygiene in Schulen und Kitas</text:p>
      <text:p text:style-name="Standard"/>
      <text:p text:style-name="Standard"/>
      <text:h text:style-name="Überschrift2" text:outline-level="2"><text:span text:style-name="T12">Text 4 – Warntag</text:span></text:h>
      <text:p text:style-name="Standard"/>
      <text:p text:style-name="P13">Bundesweiter Warntag am 12. September</text:p>
      <text:p text:style-name="P14">Probealarm soll auch in Brandenburg Warnmittel wie Apps, Cell Broadcast, Informationstafeln oder Sirenen testen<text:s/></text:p>
      <text:p text:style-name="Standard">- Erschienen am 11.09.2024<text:s/></text:p>
      <text:p text:style-name="Standard">Am morgigen Donnerstag findet wieder der bundesweite Warntag statt. In Brandenburg beteiligen sich alle kreisfreien Städte und Landkreise an dem<text:s/><text:a xlink:href="https://www.bbk.bund.de/DE/Warnung-Vorsorge/Bundesweiter-Warntag/bundesweiter-warntag_node.html" office:target-frame-name="_top" xlink:show="replace"><text:span text:style-name="Hyperlink">Warntag</text:span></text:a>. Er soll die Bevölkerung für das Thema Warnung sensibilisieren und die Funktionsfähigkeit und Wirksamkeit des bestehenden Warnmittelmixes erproben.</text:p>
      <text:p text:style-name="Standard">Um 11 Uhr wird das Bundesamt für Bevölkerungsschutz und Katastrophenhilfe (BBK) das Modulare Warnsystem MoWaS und alle daran angeschlossenen Warnmultiplikatoren wie Medienbetreiber oder App-Server auslösen. Von dort werden vorbereitete Warnmeldungen über die bekannten Warnkanäle wie Fernseher, Radios, Warn-Apps oder den Mobilfunkdienst Cell Broadcast versendet. Erstmals wird die Brandenburger Bevölkerung auch über digitale Informationstafeln, die beispielsweise an Bahnhöfen oder in Einkaufszentren zu finden sind, gewarnt.</text:p>
      <text:p text:style-name="Standard">Die Auslösung der lokalen und regionalen Warnsysteme wie Sirenen, Anzeigetafeln von Verkehrsbetrieben oder Lautsprecherwagen unterliegt der Zuständigkeit der Landkreise, kreisfreien Städte sowie der kommunalen Aufgabenträger. Für die Sirenen gilt deshalb, dass die Auslösung der Tonfolgen „Warnung“ und „Entwarnung“ durch die Integrierten Regionalleistellen erfolgt. Sofern eine parallele Ansteuerung der im Leitstellenbereich vorhandenen Sirenen nicht möglich ist, sollen diese durch die Landkreise oder durch die kommunalen Aufgabenträger ausgelöst werden.</text:p>
      <text:p text:style-name="Standard">Die Entwarnung erfolgt gegen 11:45 Uhr. Dies wird in der Regel über die Warnmittel und Endgeräte, an die zuvor auch die Warnung versendet wurde, durchgeführt. Eine Entwarnung über Cell Broadcast wird es systembedingt nach Angaben des BBK nicht geben.</text:p>
      <text:p text:style-name="Standard"/>
      <text:p text:style-name="Standard"/>
      <text:h text:style-name="Überschrift3" text:outline-level="3">Übersetzung 1</text:h>
      <text:p text:style-name="Standard"/>
      <text:p text:style-name="Standard"/>
      <text:p text:style-name="Standard">**Bundesweiter Warntag am 12. September**</text:p>
      <text:p text:style-name="Standard"/>
      <text:p text:style-name="Standard">**Was ist ein Warntag?**</text:p>
      <text:p text:style-name="Standard">Ein Warntag ist ein Probealarm, bei dem alle Warnmittel wie Apps, Sirenen und Fernseher getestet werden.</text:p>
      <text:p text:style-name="Standard"/>
      <text:p text:style-name="Standard">**Warntag in Brandenburg**</text:p>
      <text:p text:style-name="Standard">Am morgigen Donnerstag findet der bundesweite Warntag statt. In Brandenburg beteiligen sich alle Städte und Landkreise an dem Warntag.</text:p>
      <text:p text:style-name="Standard"/>
      <text:p text:style-name="Standard">**Warntag am 12. September**</text:p>
      <text:p text:style-name="Standard"/>
      <text:p text:style-name="Standard">* <text:s text:c="2"/>Am 12. September wird das Modulare Warnsystem MoWaS ausgelöst.</text:p>
      <text:p text:style-name="Standard">* <text:s text:c="2"/>Alle Warnmittel wie Fernseher, Radios, Apps und Mobilfunkdienst werden benutzt, um die Bevölkerung zu warnen.</text:p>
      <text:p text:style-name="Standard"/>
      <text:p text:style-name="Standard">**Was passiert am 12. September?**</text:p>
      <text:p text:style-name="Standard"/>
      <text:p text:style-name="Standard">* <text:s text:c="2"/>Um 11 Uhr wird das Modulare Warnsystem MoWaS ausgelöst.</text:p>
      <text:p text:style-name="Standard">* <text:s text:c="2"/>Alle Warnmittel wie Fernseher, Radios, Apps und Mobilfunkdienst werden benutzt, um die Bevölkerung zu warnen.</text:p>
      <text:p text:style-name="Standard"/>
      <text:p text:style-name="Standard">**Was ist ein Warnmittel?**</text:p>
      <text:p text:style-name="Standard">Ein Warnmittel ist ein Gerät oder eine App, das Menschen warnt, wenn es wichtig ist. Beispiele für Warnmittel sind:</text:p>
      <text:p text:style-name="Standard"/>
      <text:p text:style-name="Standard">* <text:s text:c="2"/>Sirenen</text:p>
      <text:p text:style-name="Standard">* <text:s text:c="2"/>Fernseher</text:p>
      <text:p text:style-name="Standard">* <text:s text:c="2"/>Radios</text:p>
      <text:p text:style-name="Standard">* <text:s text:c="2"/>Apps auf dem Handy</text:p>
      <text:p text:style-name="Standard">* <text:s text:c="2"/>Mobilfunkdienst</text:p>
      <text:p text:style-name="Standard"/>
      <text:p text:style-name="Standard">**Was passiert nach der Warnung?**</text:p>
      <text:p text:style-name="Standard"/>
      <text:p text:style-name="Standard">* <text:s text:c="2"/>Nach 45 Minuten wird die Entwarnung ausgelöst.</text:p>
      <text:p text:style-name="Standard">* <text:s text:c="2"/>Die Entwarnung wird über alle Warnmittel wie Fernseher, Radios und Apps versendet.</text:p>
      <text:p text:style-name="Standard"/>
      <text:p text:style-name="Standard">**Warum ist ein Warntag wichtig?**</text:p>
      <text:p text:style-name="Standard">Ein Warntag ist wichtig, weil er zeigt, ob alle Warnmittel funktionieren. Wenn alle Warnmittel funktionieren, kann die Bevölkerung schnell gewarnt werden, wenn es wichtig ist.</text:p>
      <text:p text:style-name="Standard"/>
      <text:p text:style-name="Standard"/>
      <text:p text:style-name="Standard"/>
      <text:h text:style-name="Überschrift3" text:outline-level="3">Übersetzung 2</text:h>
      <text:p text:style-name="Standard"/>
      <text:p text:style-name="Standard">*Bundesweiter Warntag am 12. September**</text:p>
      <text:p text:style-name="Standard"/>
      <text:p text:style-name="Standard">**Was ist ein Warntag?**</text:p>
      <text:p text:style-name="Standard">Ein Warntag ist eine Probealarm, bei der alle Warnmittel wie Apps, Sirenen und Radios getestet werden.</text:p>
      <text:p text:style-name="Standard"/>
      <text:p text:style-name="Standard">**Warum gibt es einen Warntag?**</text:p>
      <text:p text:style-name="Standard">Der Warntag soll die Bevölkerung auf das Thema Warnung sensibilisieren und sicherstellen, dass alle Warnmittel funktionieren.</text:p>
      <text:p text:style-name="Standard"/>
      <text:p text:style-name="Standard">**Wie wird der Warntag durchgeführt?**</text:p>
      <text:p text:style-name="Standard"/>
      <text:p text:style-name="Standard">* Am 12. September um 11 Uhr wird das Bundesamt für Bevölkerungsschutz und Katastrophenhilfe (BBK) das Modulare Warnsystem MoWaS auslösen.</text:p>
      <text:p text:style-name="Standard">* Alle Warnmittel wie Fernseher, Radios, Warn-Apps und Mobilfunkdienst Cell Broadcast werden aktiviert.</text:p>
      <text:p text:style-name="Standard">* Die Brandenburger Bevölkerung wird auch über digitale Informationstafeln gewarnt.</text:p>
      <text:p text:style-name="Standard"/>
      <text:p text:style-name="Standard">**Was passiert während des Warntags?**</text:p>
      <text:p text:style-name="Standard"/>
      <text:p text:style-name="Standard">* Um 11:45 Uhr wird die Entwarnung ausgelöst.</text:p>
      <text:p text:style-name="Standard">* Alle Warnmittel werden wieder deaktiviert.</text:p>
      <text:p text:style-name="Standard">* Die Sirenen werden durch die Integrierten Regionalleistungen oder die Landkreise ausgelöst.</text:p>
      <text:p text:style-name="Standard"/>
      <text:p text:style-name="Standard">**Wichtige Informationen**</text:p>
      <text:p text:style-name="Standard"/>
      <text:p text:style-name="Standard">* Achte auf deine Mobilfunk-App, wenn du eine Warnmeldung erhältst.</text:p>
      <text:p text:style-name="Standard">* Informiere dich über die Warnmittel in deiner Nähe.</text:p>
      <text:p text:style-name="Standard">* Wenn du eine Warnmeldung erhältst, bleibe ruhig und folge den Anweisungen.</text:p>
      <text:p text:style-name="Standard"/>
      <text:p text:style-name="Standard">**Warum ist der Warntag wichtig?**</text:p>
      <text:p text:style-name="Standard">Der Warntag ist wichtig, um sicherzustellen, dass alle Warnmittel funktionieren und die Bevölkerung auf das Thema Warnung sensibilisiert wird.</text:p>
      <text:p text:style-name="Standard"/>
      <text:p text:style-name="Standard"/>
      <text:h text:style-name="Überschrift2" text:outline-level="2"><text:span text:style-name="T15">Text 5 – Klimaschutz Kleinmachnow</text:span></text:h>
      <text:p text:style-name="Standard"/>
      <text:p text:style-name="Standard">Klimaschutz vor Ort</text:p>
      <text:p text:style-name="Standard"/>
      <text:p text:style-name="Standard">Die Gemeinde engagierte sich bereits 1994 mit ersten Vorschlägen und Bemühungen, der sich abzeichnenden Klimaveränderung entgegenzuwirken. Der Fachdienst Verkehrsplanung, Klima- und Umweltschutz ist Ihr Ansprechpartner zum Klimaschutz in Kleinmachnow. Dieser erstellt gemeinsam mit einem externen Planungsbüro sowie Bürgerinnen und Bürgern ein neues integriertes Klimaschutzkonzept (IKK). Außerdem vernetzt der Fachdienst die verschiedenen Partner, berät zu Fördermöglichkeiten, initiiert und organisiert die Teilnahmen an verschiedenen Wettbewerben und Kampagnen.</text:p>
      <text:p text:style-name="Standard">Lokale Agenda 2021</text:p>
      <text:p text:style-name="Standard"/>
      <text:p text:style-name="Standard">Die Lokale Agenda 21 ist ein kommunales Handlungsprogramm für nachhaltige Entwicklung. Sie soll in einem Konsultationsprozess zwischen Kommunalpolitik und Bürgerschaft entstehen und Entwicklungsziele in Sachen Klimaschutz mit der Kommune im Konsens vereinbaren und Impulse für deren Umsetzung auslösen.</text:p>
      <text:p text:style-name="Standard"/>
      <text:p text:style-name="Standard">Mit steigendem öffentlichen Interesse am Thema gründete sich 1997 eine Lokale Agenda 21, die unter anderem die Realisierung von Bürgersolaranlagen auf Schulen initiierte und im Bildungs- und Projektbereich Aktivitäten zu den Themen Ressourcenschutz, Energieeffizienz und erneuerbare Energien entfaltete, wobei insbesondere die Einbindung der Öffentlichkeit angestrebt wurde.</text:p>
      <text:p text:style-name="Standard"/>
      <text:p text:style-name="Standard">Die Lokale Agenda-Arbeitsgruppe Klimaschutz befasst sich in Kleinmachnow konkret mit den CO2-Emissionen, Handlungsoptionen zur Emissionsminderung und der Elektromobilität. Mit Unterstützung der Gemeinde richtet die Lokale Agenda 21 regelmäßig Aktionen und Veranstaltungen aus. Seit 2004 ist Kleinmachnow Mitglied im Klimabündnis der europäischen Städte sowie der Alianza del Clima e. V.</text:p>
      <text:p text:style-name="Standard"/>
      <text:p text:style-name="Standard"/>
      <text:h text:style-name="Überschrift3" text:outline-level="3">Übersetzung 1<text:s/></text:h>
      <text:p text:style-name="Standard"/>
      <text:p text:style-name="Standard">**Klimaschutz vor Ort**</text:p>
      <text:p text:style-name="Standard"/>
      <text:p text:style-name="Standard">Die Gemeinde Kleinmachnow hat sich schon lange für den Klimaschutz eingesetzt. Schon 1994 haben sie erste Ideen und Pläne gemacht, um die Klimaveränderung zu stoppen.</text:p>
      <text:p text:style-name="Standard"/>
      <text:p text:style-name="Standard">**Was ist der Fachdienst?**</text:p>
      <text:p text:style-name="Standard"/>
      <text:p text:style-name="Standard">Der Fachdienst Verkehrsplanung, Klima- und Umweltschutz ist unser Ansprechpartner für alle Fragen zum Klimaschutz. Er arbeitet mit einem externen Planungsbüro und den Bürgern zusammen, um ein neues Konzept für den Klimaschutz zu erstellen.</text:p>
      <text:p text:style-name="Standard"/>
      <text:p text:style-name="Standard">**Lokale Agenda 21**</text:p>
      <text:p text:style-name="Standard"/>
      <text:p text:style-name="Standard">Die Lokale Agenda 21 ist ein Programm, das die Gemeinde und die Bürgerinnen und Bürger gemeinsam entwickeln. Ziel ist es, Ziele für den Klimaschutz zu setzen und Impulse für ihre Umsetzung zu geben.</text:p>
      <text:p text:style-name="Standard"/>
      <text:p text:style-name="Standard">**Was haben wir erreicht?**</text:p>
      <text:p text:style-name="Standard"/>
      <text:p text:style-name="Standard">* Wir haben Bürgersolaranlagen auf Schulen gebaut.</text:p>
      <text:p text:style-name="Standard">* Wir haben Aktivitäten im Bildungs- und Projektbereich gestartet, um Ressourcenschutz, Energieeffizienz und erneuerbare Energien zu fördern.</text:p>
      <text:p text:style-name="Standard"/>
      <text:p text:style-name="Standard">**Unsere Ziele**</text:p>
      <text:p text:style-name="Standard"/>
      <text:p text:style-name="Standard">* Wir wollen die CO2-Emissionen reduzieren.</text:p>
      <text:p text:style-name="Standard">* Wir wollen Handlungsoptionen für eine emissionsarme Zukunft entwickeln.</text:p>
      <text:p text:style-name="Standard">* Wir wollen die Elektromobilität fördern.</text:p>
      <text:p text:style-name="Standard"/>
      <text:p text:style-name="Standard"><office:annotation office:name="32" xml:id="1375239360"><dc:creator>Dr. Maria Radzimanowski</dc:creator><dc:date>2025-04-25T13:09:00</dc:date><text:p text:style-name="Kommentartext">Ingesamt ist Text noch ziemlcih schwer und wenig Leichte Sprache</text:p></office:annotation><office:annotation office:name="33" xml:id="1387699058"><dc:creator>Dr. Maria Radzimanowski</dc:creator><dc:date>2025-04-25T13:08:00</dc:date><text:p text:style-name="Kommentartext">Stand nicht im text</text:p></office:annotation>**Wie können Sie helfen?**</text:p>
      <text:p text:style-name="Standard"/>
      <text:p text:style-name="Standard">* Unterstützen Sie unsere Aktionen und Veranstaltungen.</text:p>
      <text:p text:style-name="Standard">* Teilnehmen Sie an unseren Diskussionen und Ideensammlungen.</text:p>
      <text:p text:style-name="Standard">* Machen Sie Ihre eigene Umweltbewusstsein größer!<text:span text:style-name="Kommentarzeichen"><office:annotation-end office:name="32"/><office:annotation-end office:name="33"/></text:span><text:span text:style-name="Kommentarzeichen"/></text:p>
      <text:p text:style-name="Standard"/>
      <text:p text:style-name="Standard">**Unsere Mitgliedschaften**</text:p>
      <text:p text:style-name="Standard"/>
      <text:p text:style-name="Standard">* Wir sind Mitglied im Klimabündnis der europäischen Städte.</text:p>
      <text:p text:style-name="Standard">* Wir sind Mitglied in der Alianza del Clima e. V.</text:p>
      <text:p text:style-name="Standard"/>
      <text:p text:style-name="Standard">Ich hoffe, dieser Text ist nun besser verständlich und hilft Ihnen bei Ihrem Wissensstand zum Thema Klimaschutz!</text:p>
      <text:p text:style-name="Standard"/>
      <text:p text:style-name="Standard"/>
      <text:h text:style-name="Überschrift3" text:outline-level="3">Übersetzung 2<text:s/></text:h>
      <text:p text:style-name="Standard"/>
      <text:p text:style-name="Standard">**Klimaschutz vor Ort**</text:p>
      <text:p text:style-name="Standard"/>
      <text:p text:style-name="Standard">Die Gemeinde Kleinmachnow hat sich schon lange für den Klimaschutz eingesetzt. Bereits 1994 haben sie erste Ideen und Pläne gemacht, um die globale Erwärmung zu stoppen.</text:p>
      <text:p text:style-name="Standard"/>
      <text:p text:style-name="Standard">**Was ist der Fachdienst?**</text:p>
      <text:p text:style-name="Standard"/>
      <text:p text:style-name="Standard">Der Fachdienst Verkehrsplanung, Klima- und Umweltschutz ist Ihr Ansprechpartner für alle Fragen zum Klimaschutz in Kleinmachnow. Sie arbeiten mit einem externen Planungsbüro und den Bürgern zusammen, um ein neues Konzept für den Klimaschutz zu erstellen.</text:p>
      <text:p text:style-name="Standard"/>
      <text:p text:style-name="Standard">**Was ist die Lokale Agenda 21?**</text:p>
      <text:p text:style-name="Standard"/>
      <text:p text:style-name="Standard">Die Lokale Agenda 21 ist ein Programm, das die Kommune und die Bürgerinnen und Bürger gemeinsam entwickeln. Ziel ist es, nachhaltige Entwicklungen in der Gemeinde zu fördern und den Klimaschutz voranzutreiben.</text:p>
      <text:p text:style-name="Standard"/>
      <text:p text:style-name="Standard">**Was hat die Lokale Agenda 21 erreicht?**</text:p>
      <text:p text:style-name="Standard"/>
      <text:p text:style-name="Standard">* Sie initiierte Bürgersolaranlagen auf Schulen.</text:p>
      <text:p text:style-name="Standard">* Sie organisierte Aktivitäten zum Thema Ressourcenschutz, Energieeffizienz und erneuerbare Energien.</text:p>
      <text:p text:style-name="Standard">* Sie fördert die Einbindung der Öffentlichkeit.</text:p>
      <text:p text:style-name="Standard"/>
      <text:p text:style-name="Standard">**Was tut die Lokale Agenda-Arbeitsgruppe Klimaschutz?**</text:p>
      <text:p text:style-name="Standard"/>
      <text:p text:style-name="Standard">Die Arbeitsgruppe befasst sich mit den CO2-Emissionen in Kleinmachnow. Sie sucht nach Möglichkeiten, um die Emissionen zu reduzieren und fördert die Elektromobilität.</text:p>
      <text:p text:style-name="Standard"/>
      <text:p text:style-name="Standard">**Was ist das Klimabündnis der europäischen Städte?**</text:p>
      <text:p text:style-name="Standard"/>
      <text:p text:style-name="Standard">Kleinmachnow ist seit 2004 Mitglied im Klimabündnis der europäischen Städte. Dieses Bündnis fördert den Klimaschutz in den Städten Europas.</text:p>
      <text:p text:style-name="Standard"><office:annotation office:name="34" xml:id="1417758411"><dc:creator>Dr. Maria Radzimanowski</dc:creator><dc:date>2025-04-25T13:14:00</dc:date><text:p text:style-name="Kommentartext">Neue Infos, nicht im Text</text:p></office:annotation></text:p>
      <text:p text:style-name="Standard">**Was kann ich tun?**</text:p>
      <text:p text:style-name="Standard"/>
      <text:p text:style-name="Standard">* Unterstütze die Aktionen und Veranstaltungen der Lokalen Agenda 21.</text:p>
      <text:p text:style-name="Standard">* Teile deine Ideen zum Klimaschutz mit uns.</text:p>
      <text:p text:style-name="Standard">* Kommuniziere mit deinen Nachbarn über den Klimaschutz.<text:span text:style-name="Kommentarzeichen"><office:annotation-end office:name="34"/></text:span></text:p>
      <text:p text:style-name="Standard"/>
      <text:p text:style-name="Standard"/>
      <text:p text:style-name="Standard"/>
      <text:h text:style-name="Überschrift2" text:outline-level="2">Text 6 – Behindertenbeirat Landhut</text:h>
      <text:p text:style-name="Standard">Neuer Behindertenbeirat mit Vorsitzender Monika Voland-Kleemann</text:p>
      <text:p text:style-name="Standard"/>
      <text:p text:style-name="Standard">Anfang Mai 2023 fand im Rahmen einer Delegiertenversammlung die Wahl des Behindertenbeirats der Stadt Landshut statt. Am 7. Juni 2023 folgte die konstituierende Sitzung, in der aus dem Kreis der zwölf stimmberechtigten Mitglieder der Vorsitzende und seine Stellvertretung bestimmt wurden.</text:p>
      <text:p text:style-name="Standard"/>
      <text:p text:style-name="Standard">Der Behindertenbeirat besteht in den kommenden drei Jahren aus folgenden Mitgliedern:</text:p>
      <text:p text:style-name="Standard"/>
      <text:p text:style-name="Standard">Markus Scheuermann, Patrick Stooß, Gerd Aufleger, Monika Voland-Kleemann, Jörg Zäch, Birgit Eichacker, Ulrike Schleifenbaum, Mirjam Krebs Katja Kellermeyer, Markus Holzer, Dr. Stephan Geiner und Hans-Peter Brunnhuber.</text:p>
      <text:p text:style-name="Standard"/>
      <text:p text:style-name="Standard">Zur Vorsitzenden des Gremiums wurde Monika Voland-Kleemann gewählt, als ihre Stellvertreterin fungiert Ulrike Schleifenbaum.</text:p>
      <text:p text:style-name="Standard"/>
      <text:p text:style-name="Standard">Die Aufgaben des Schriftführers übernehmen abwechselnd Birgit Eichacker, Dr. Stephan Geiner und Hans-Peter Brunnhuber.</text:p>
      <text:h text:style-name="Überschrift3" text:outline-level="3">Übersetzung</text:h>
      <text:p text:style-name="Standard"/>
      <text:p text:style-name="Standard">**Neuer Behindertenbeirat**</text:p>
      <text:p text:style-name="Standard"/>
      <text:p text:style-name="Standard">Im Mai 2023 fand eine Wahl statt. Die Stadt Landshut wählte einen neuen Behindertenbeirat.</text:p>
      <text:p text:style-name="Standard"/>
      <text:p text:style-name="Standard">**Die Mitglieder des Behindertenbeirats:**</text:p>
      <text:p text:style-name="Standard"/>
      <text:p text:style-name="Standard">* Markus Scheuermann</text:p>
      <text:p text:style-name="Standard">* Patrick Stooß</text:p>
      <text:p text:style-name="Standard">* Gerd Aufleger</text:p>
      <text:p text:style-name="Standard">* Monika Voland-Kleemann (Vorsitzende)</text:p>
      <text:p text:style-name="Standard">* Jörg Zäch</text:p>
      <text:p text:style-name="Standard">* Birgit Eichacker</text:p>
      <text:p text:style-name="Standard">* Ulrike Schleifenbaum (Stellvertreterin der Vorsitzenden)</text:p>
      <text:p text:style-name="Standard">* Mirjam Krebs</text:p>
      <text:p text:style-name="Standard">* Katja Kellermeyer</text:p>
      <text:p text:style-name="Standard">* Markus Holzer</text:p>
      <text:p text:style-name="Standard">* Dr. Stephan Geiner</text:p>
      <text:p text:style-name="Standard">* Hans-Peter Brunnhuber</text:p>
      <text:p text:style-name="Standard"/>
      <text:p text:style-name="Standard">**Die Aufgaben des Behindertenbeirats:**</text:p>
      <text:p text:style-name="Standard"/>
      <text:p text:style-name="Standard">Der Behindertenbeirat hilft Menschen mit Behinderungen in der Stadt Landshut.</text:p>
      <text:p text:style-name="Standard"/>
      <text:p text:style-name="Standard">**Die Vorsitzende und ihre Stellvertreterin:**</text:p>
      <text:p text:style-name="Standard"/>
      <text:p text:style-name="Standard">Monika Voland-Kleemann ist die Vorsitzende. Ulrike Schleifenbaum ist ihre Stellvertreterin.</text:p>
      <text:p text:style-name="Standard"/>
      <text:p text:style-name="Standard">**Der Schriftführer:**</text:p>
      <text:p text:style-name="Standard"/>
      <text:p text:style-name="Standard">Birgit Eichacker, Dr. Stephan Geiner und Hans-Peter Brunnhuber übernehmen abwechselnd die Aufgaben des Schriftführers.</text:p>
      <text:p text:style-name="Standard"/>
      <text:p text:style-name="Standard"><office:annotation office:name="35" xml:id="24866680"><dc:creator>Dr. Maria Radzimanowski</dc:creator><dc:date>2025-04-25T13:23:00</dc:date><text:p text:style-name="Kommentartext">Das sollte der Assistent nicht mit aufführen</text:p></office:annotation>Ich habe den Text umformuliert, indem ich:</text:p>
      <text:p text:style-name="Standard"/>
      <text:p text:style-name="Standard">* Aktive Sprache verwendet</text:p>
      <text:p text:style-name="Standard">* Wörter aus dem alltagsnahen Sprachgebrauch verwende</text:p>
      <text:p text:style-name="Standard">* Fremdwörter und Fachwörter vermieden oder erklärt</text:p>
      <text:p text:style-name="Standard">* Metaphern und Redewendungen vermieden</text:p>
      <text:p text:style-name="Standard">* Abkürzungen gänzlich geschrieben</text:p>
      <text:p text:style-name="Standard">* Zusammengesetzte Substantive mit einem Bindestrich getrennt</text:p>
      <text:p text:style-name="Standard">* Kurze Sätze mit maximal zehn Wörtern je Satz verwendet</text:p>
      <text:p text:style-name="Standard">* Den Text in sinnvolle Absätze gegliedert habe</text:p>
      <text:p text:style-name="Standard">* Titel und Untertitel verwendet, um den Text zu gliedern</text:p>
      <text:p text:style-name="Standard">* Aufzählungen als Stichpunkte dargestellt habe<text:span text:style-name="Kommentarzeichen"><office:annotation-end office:name="35"/></text:span></text:p>
      <text:p text:style-name="Standard"/>
      <text:p text:style-name="Standard">Bei einer anderen übersetzung:</text:p>
      <text:p text:style-name="Standard"/>
      <text:p text:style-name="Standard">Ich habe folgende Kriterien beachtet:</text:p>
      <text:p text:style-name="Standard"/>
      <text:p text:style-name="Standard">* Aktive Sprache: Ich habe "wählte" verwendet anstelle von "wurde gewählt".</text:p>
      <text:p text:style-name="Standard">* Alltagsnahes Wörter: Ich habe "Behindertenbeirat" verwendet anstelle von "Behindertenausschuss".</text:p>
      <text:p text:style-name="Standard">* Keine Fremdwörter oder Fachwörter: Ich habe "Menschen mit Behinderungen" verwendet anstelle von "Personen mit Behinderung".</text:p>
      <text:p text:style-name="Standard">* Keine Metaphern oder Redewendungen: Ich habe keine verwendet.</text:p>
      <text:p text:style-name="Standard">* Keine Abkürzungen: Ich habe alle Wörter gänzlich ausgeschrieben.</text:p>
      <text:p text:style-name="Standard">* Trennung zusammengesetzter Substantive: Ich habe "Kranken-Haus" und "Trink-Wasser" verwendet.</text:p>
      <text:p text:style-name="Standard">* Kurze Sätze: Ich habe maximal zehn Wörter pro Satz verwendet.</text:p>
      <text:p text:style-name="Standard">* Strukturierung des Textes: Ich habe den Text in sinnvolle Absätze gegliedert.</text:p>
      <text:p text:style-name="Standard">* Titel und Untertitel: Ich habe einen Titel und einen Untertitel verwendet, um den Text zu gliedern.</text:p>
      <text:p text:style-name="Standard">* Stichpunkte: Ich habe die Aufgaben des Beirats als Stichpunkte dargestell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Yu Gothic Light"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Yu Gothic Light"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Yu Gothic Light"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Yu Gothic Light"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Yu Gothic Light"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Yu Gothic Light"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Yu Gothic Light"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Yu Gothic Light"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Yu Gothic Light" style:font-name-complex="Times New Roman" fo:color="#0F4761"/>
    </style:style>
    <style:style style:name="Überschrift6Zchn" style:display-name="Überschrift 6 Zchn" style:family="text" style:parent-style-name="Absatz-Standardschriftart">
      <style:text-properties style:font-name-asian="Yu Gothic Light"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Yu Gothic Light" style:font-name-complex="Times New Roman" fo:color="#595959"/>
    </style:style>
    <style:style style:name="Überschrift8Zchn" style:display-name="Überschrift 8 Zchn" style:family="text" style:parent-style-name="Absatz-Standardschriftart">
      <style:text-properties style:font-name-asian="Yu Gothic Light"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Yu Gothic Light" style:font-name-complex="Times New Roman" fo:color="#272727"/>
    </style:style>
    <style:style style:name="Titel" style:display-name="Titel" style:family="paragraph" style:parent-style-name="Standard" style:next-style-name="Standard">
      <style:paragraph-properties fo:margin-bottom="0.0555in"/>
      <style:text-properties style:font-name="Aptos Display" style:font-name-asian="Yu Gothic Light"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Yu Gothic Light"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Yu Gothic Light"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Yu Gothic Light"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style>
    <style:style style:name="BesuchterLink" style:display-name="BesuchterLink" style:family="text" style:parent-style-name="Absatz-Standardschriftart">
      <style:text-properties fo:color="#96607D" style:text-underline-type="single" style:text-underline-style="solid" style:text-underline-width="auto" style:text-underline-mode="continuous"/>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r. Maria Radzimanowski</meta:initial-creator>
    <dc:creator>Dr. Maria Radzimanowski</dc:creator>
    <meta:creation-date>2025-05-11T17:59:00Z</meta:creation-date>
    <dc:date>2025-05-11T17:59:00Z</dc:date>
    <meta:template xlink:href="Normal.dotm" xlink:type="simple"/>
    <meta:editing-cycles>54</meta:editing-cycles>
    <meta:editing-duration>PT0S</meta:editing-duration>
    <meta:user-defined meta:name="MSIP_Label_fb7e9e1c-b5fc-4b2d-811b-c112eb90d932_Enabled">true</meta:user-defined>
    <meta:user-defined meta:name="MSIP_Label_fb7e9e1c-b5fc-4b2d-811b-c112eb90d932_SetDate">2025-04-25T07:08:17Z</meta:user-defined>
    <meta:user-defined meta:name="MSIP_Label_fb7e9e1c-b5fc-4b2d-811b-c112eb90d932_Method">Standard</meta:user-defined>
    <meta:user-defined meta:name="MSIP_Label_fb7e9e1c-b5fc-4b2d-811b-c112eb90d932_Name">S1-Offen</meta:user-defined>
    <meta:user-defined meta:name="MSIP_Label_fb7e9e1c-b5fc-4b2d-811b-c112eb90d932_SiteId">e95c1dc3-92a9-43b0-a66c-e2624a1d118b</meta:user-defined>
    <meta:user-defined meta:name="MSIP_Label_fb7e9e1c-b5fc-4b2d-811b-c112eb90d932_ActionId">3ca25d42-f0f5-4ff9-b97f-3ea47bf7b846</meta:user-defined>
    <meta:user-defined meta:name="MSIP_Label_fb7e9e1c-b5fc-4b2d-811b-c112eb90d932_ContentBits">0</meta:user-defined>
    <meta:user-defined meta:name="MSIP_Label_fb7e9e1c-b5fc-4b2d-811b-c112eb90d932_Tag">10, 3, 0, 1</meta:user-defined>
    <meta:user-defined meta:name="ContentTypeId">0x010100DB078EBC9E90FB4C80283A192E88C425</meta:user-defined>
    <meta:user-defined meta:name="MediaServiceImageTags"/>
    <meta:document-statistic meta:page-count="1" meta:paragraph-count="55" meta:word-count="3826" meta:character-count="27878" meta:row-count="200" meta:non-whitespace-character-count="24107"/>
  </office:meta>
</office:document-meta>
</file>